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0100000032CBD1F731.gif"/>
  <manifest:file-entry manifest:media-type="image/png" manifest:full-path="Pictures/100000000000000800000008DD0ADA29.png"/>
  <manifest:file-entry manifest:media-type="image/png" manifest:full-path="Pictures/100000000000005E0000005EB1FC5B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gradient" draw:fill-color="#ff0000" draw:fill-gradient-name="Rectangular_20_red_2f_white" draw:fill-hatch-name="Black_20_0_20_Degrees" draw:fill-hatch-solid="false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cm" svg:height="7.5cm" svg:x="8.5cm" svg:y="9cm">
          <draw:image xlink:href="Pictures/100000000000000100000032CBD1F731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hatch draw:name="Hatch_20_1" draw:display-name="Hatch 1" draw:style="double" draw:color="#800000" draw:distance="0.08cm" draw:rotation="900"/>
    <draw:hatch draw:name="Red_20_Crossed_20_0_20_Degrees" draw:display-name="Red Crossed 0 Degrees" draw:style="double" draw:color="#800000" draw:distance="0.076cm" draw:rotation="900"/>
    <draw:fill-image draw:name="Empty" xlink:href="Pictures/100000000000000800000008DD0ADA29.png" xlink:type="simple" xlink:show="embed" xlink:actuate="onLoad"/>
    <draw:fill-image draw:name="Fiery" xlink:href="Pictures/100000000000005E0000005EB1FC5BD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12-29T14:49:45</dc:date>
    <dc:creator>VAdmin </dc:creator>
    <meta:generator>OpenOffice.org/3.1$Linux OpenOffice.org_project/310m19$Build-9420</meta:generator>
    <meta:editing-duration>PT00H05M34S</meta:editing-duration>
    <meta:editing-cycles>1</meta:editing-cycles>
    <meta:document-statistic meta:object-count="1"/>
  </office:meta>
</office:document-meta>
</file>